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 style:master-page-name="HTML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 DANIEL --<text:line-break/>Pomodoro Length<text:line-break/>By changing a value, user decides how long a pomodoro should last<text:line-break/><text:line-break/>Inspect the "Activity Inventory Sheet"<text:line-break/>User can see the list of the activities he shuold do<text:line-break/><text:line-break/>Insert an activity<text:line-break/>A user can insert an activity in the "Activity Inventory Sheet", as the activity comes up<text:line-break/><text:line-break/>Modify an activity<text:line-break/>A user can edit an activity from the "Activity Inventory Sheet"<text:line-break/><text:line-break/>Delete an activity<text:line-break/>A user can delete an activity in the "Activity Inventory Sheet"<text:line-break/><text:line-break/>Inspect the "To Do Today sheet"<text:line-break/>User can inspect the list of the activities he shuold perform today<text:line-break/><text:line-break/>Fill the "To Do Today sheet"<text:line-break/>The user can move an activity from the "Activity Inventory Sheet" to the "To Do Today Sheet"<text:line-break/><text:line-break/>Order the "To Do Today" sheet<text:line-break/>User can prioritize the activities of the "To Do Today Sheet", as they must be done sequentially<text:line-break/><text:line-break/>Start a Pomodoro<text:line-break/>User begins/continues the first available activity of the "To Do Today Sheet". The timer starts and shows up<text:line-break/><text:line-break/>Break a Pomodoro<text:line-break/>User decides to interrupt the current Pomodoro<text:line-break/><text:line-break/>Finish a Pomodoro<text:line-break/>The pomodoro finishes, user is alerted to make a break<text:line-break/><text:line-break/>Finish an activity<text:line-break/>User decides that his activity is finished, the current activity is show as finished and marked as finished in the "Activity Inventory Sheet", the next activity is selected<text:line-break/><text:line-break/>Postpone an activity<text:line-break/>User can postpone a task of the "To Do Today Sheet". This does not remove it from the "Activity Inventory Sheet", as it must be done on another day<text:line-break/><text:line-break/><text:line-break/>-- MAX --<text:line-break/>Long Break<text:line-break/>After 4 completed pomodoro, user is alerted to make a long break<text:line-break/><text:line-break/>Number Internal Interruptions<text:line-break/>User sees how many internal interruptions he faced during a pomodoro<text:line-break/><text:line-break/>Register Internal Interruption<text:line-break/>User can quickly write the interruption in the Activity Inventory Sheet, to turn it in a activity<text:line-break/><text:line-break/>Number External Interruptions<text:line-break/>User sees how many internal interruptions he faced during a pomodoro<text:line-break/><text:line-break/>Register External Interruption<text:line-break/>User can quickly write the external interruption in the Activity Inventory Sheet, to turn it in a activity<text:line-break/><text:line-break/>Pomodoro Ring<text:line-break/>When a pomodoro finishes, a sound is played<text:line-break/><text:line-break/>Set Pomodoro Ring<text:line-break/>User can decide the sound to be heard when a pomodoro finishes<text:line-break/><text:line-break/>-- RICCARDO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Pomodoro User Stories</dc:title>
    <meta:creation-date>2009-03-25T01:01:01</meta:creation-date>
    <dc:language>en-US</dc:language>
    <meta:editing-cycles>1</meta:editing-cycles>
    <meta:editing-duration>PT0S</meta:editing-duration>
    <meta:hyperlink-behaviour office:target-frame-name="_top" xlink:show="replace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" meta:word-count="360" meta:character-count="2160"/>
  </office:meta>
</office:document-meta>
</file>